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5c5e" officeooo:paragraph-rsid="002fca18"/>
    </style:style>
    <style:style style:name="P2" style:family="paragraph" style:parent-style-name="Text_20_body">
      <style:text-properties officeooo:rsid="0025665b" officeooo:paragraph-rsid="002fca18"/>
    </style:style>
    <style:style style:name="P3" style:family="paragraph" style:parent-style-name="Heading_20_2">
      <style:text-properties officeooo:paragraph-rsid="002fca18"/>
    </style:style>
    <style:style style:name="P4" style:family="paragraph" style:parent-style-name="Heading_20_3">
      <style:text-properties officeooo:rsid="0025665b" officeooo:paragraph-rsid="002fca18"/>
    </style:style>
    <style:style style:name="P5" style:family="paragraph" style:parent-style-name="Heading_20_3">
      <style:text-properties officeooo:paragraph-rsid="002fca18"/>
    </style:style>
    <style:style style:name="P6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T1" style:family="text">
      <style:text-properties officeooo:rsid="0025665b"/>
    </style:style>
    <style:style style:name="T2" style:family="text">
      <style:text-properties officeooo:rsid="00342b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ve Room Love Story</text:h>
      <text:p text:style-name="P3">(<text:span text:style-name="T1">Cowboy Junkies</text:span>)</text:p>
      <text:p text:style-name="P4">[INTRO]</text:p>
      <text:p text:style-name="P2">D A G D</text:p>
      <text:p text:style-name="P5">[VERSE 1]</text:p>
      <text:p text:style-name="P2"><text:s text:c="3"/>D <text:s text:c="14"/>A</text:p>
      <text:p text:style-name="P2">We met in a church on a Sunday evening </text:p>
      <text:p text:style-name="P2"><text:s text:c="4"/>G <text:s text:c="15"/>D</text:p>
      <text:p text:style-name="P2">not late on Saturday night.</text:p>
      <text:p text:style-name="P2"><text:s text:c="9"/>D <text:s text:c="17"/>A <text:s text:c="21"/>G</text:p>
      <text:p text:style-name="P2">She sang Ave Maria a little flat and out of time </text:p>
      <text:p text:style-name="P2"><text:s text:c="34"/>D</text:p>
      <text:p text:style-name="P2">but that's what drew me to her so that's alright.</text:p>
      <text:p text:style-name="P2"><text:s text:c="16"/>A</text:p>
      <text:p text:style-name="P2">As she placed a nickel in the basket </text:p>
      <text:p text:style-name="P2">D</text:p>
      <text:p text:style-name="P2">that I held before her </text:p>
      <text:p text:style-name="P2"><text:s text:c="2"/>A <text:s text:c="8"/>G <text:s text:c="7"/>D</text:p>
      <text:p text:style-name="P2">I asked her to be my wife.</text:p>
      <text:p text:style-name="P5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5">[VERSE 2]</text:p>
      <text:p text:style-name="P2">D <text:s text:c="15"/>A</text:p>
      <text:p text:style-name="P2">I hear them talk and I watch them swap</text:p>
      <text:p text:style-name="P2"/>
      <text:p text:style-name="P2"><text:soft-page-break/><text:s text:c="6"/>G <text:s text:c="12"/>D</text:p>
      <text:p text:style-name="P2">their old black and whites.</text:p>
      <text:p text:style-name="P2"><text:s text:c="23"/>A</text:p>
      <text:p text:style-name="P2">Bitter and beaten they talk of life's cheatin' </text:p>
      <text:p text:style-name="P2"><text:s text:c="5"/>G <text:s text:c="19"/>D</text:p>
      <text:p text:style-name="P2">like old boxers comparing scars.</text:p>
      <text:p text:style-name="P2"><text:s text:c="6"/>A</text:p>
      <text:p text:style-name="P2">All I remember is a smile at the top of </text:p>
      <text:p text:style-name="P2">D</text:p>
      <text:p text:style-name="P2">every working morning </text:p>
      <text:p text:style-name="P2"><text:s text:c="6"/>A <text:s text:c="26"/>D</text:p>
      <text:p text:style-name="P2">and a shoulder always willing and able </text:p>
      <text:p text:style-name="P2"><text:s text:c="4"/>A <text:s text:c="36"/>D</text:p>
      <text:p text:style-name="P2">and all those nights that we'<text:span text:style-name="T2">d</text:span> spend just sitting</text:p>
      <text:p text:style-name="P2"><text:s text:c="4"/>A <text:s text:c="6"/>G <text:s text:c="17"/>D</text:p>
      <text:p text:style-name="P2">and talking around our kitchen table.</text:p>
      <text:p text:style-name="P5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5">[BRIDGE]</text:p>
      <text:p text:style-name="P2">A G D A G D</text:p>
      <text:p text:style-name="P5">[VERSE 3]</text:p>
      <text:p text:style-name="P2">D</text:p>
      <text:p text:style-name="P2">Five rooms made stronger </text:p>
      <text:p text:style-name="P2"><text:s text:c="7"/>A</text:p>
      <text:p text:style-name="P2">by the breaking and the healing </text:p>
      <text:p text:style-name="P2"><text:s text:c="7"/>G <text:s text:c="29"/>D </text:p>
      <text:p text:style-name="P2">of the two hearts they protected with-in.</text:p>
      <text:p text:style-name="P2"><text:soft-page-break/><text:s text:c="31"/>A</text:p>
      <text:p text:style-name="P2">And now one heart left aching, pasting and painting </text:p>
      <text:p text:style-name="P2"><text:s text:c="6"/>G <text:s text:c="21"/>D</text:p>
      <text:p text:style-name="P2">these walls with memories of all that has been.</text:p>
      <text:p text:style-name="P5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5">[<text:span text:style-name="T2">OUT</text:span>RO]</text:p>
      <text:p text:style-name="P1">D A G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8M7S</meta:editing-duration>
    <meta:editing-cycles>37</meta:editing-cycles>
    <meta:generator>LibreOffice/5.2.7.2$Linux_X86_64 LibreOffice_project/20m0$Build-2</meta:generator>
    <dc:title>Lyrics + Chords</dc:title>
    <dc:date>2017-10-28T19:30:49.278066777</dc:date>
    <meta:print-date>2017-04-03T12:23:29.985893000</meta:print-date>
    <meta:document-statistic meta:table-count="0" meta:image-count="0" meta:object-count="0" meta:page-count="3" meta:paragraph-count="96" meta:word-count="376" meta:character-count="2560" meta:non-whitespace-character-count="13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